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0" style:family="paragraph" style:parent-style-name="Standard">
      <style:paragraph-properties fo:text-align="justify" style:justify-single-word="false" fo:orphans="0" fo:widows="0" fo:keep-with-next="auto"/>
      <style:text-properties fo:language="en" fo:country="US"/>
    </style:style>
    <style:style style:name="P21" style:family="paragraph" style:parent-style-name="Standard">
      <style:paragraph-properties fo:text-align="justify" style:justify-single-word="false" fo:orphans="0" fo:widows="0"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5"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6" style:family="paragraph" style:parent-style-name="Heading_20_2">
      <style:paragraph-properties fo:text-align="justify" style:justify-single-word="false"/>
      <style:text-properties style:font-name="Liberation Serif" fo:language="en" fo:country="US"/>
    </style:style>
    <style:style style:name="P2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cp6 v0.2 manual pages</text:h>
      <text:p text:style-name="P6"/>
      <text:p text:style-name="P11"><text:span text:style-name="Título_20_2_20_Car"><text:span text:style-name="T8">Description</text:span></text:span></text:p>
      <text:p text:style-name="P10"/>
      <text:p text:style-name="P3"><text:span text:style-name="T5">This tool allows the assessment of IPv6 implementations with respect to a variety of attack vectors based on TCP/IPv6 segments. This tool is part of the IPv6 Toolkit v1.2: a security assessment suite for the IPv6 protocol developed by the UK CPNI</text:span>. </text:p>
      <text:p text:style-name="P3"/>
      <text:p text:style-name="P11"><text:span text:style-name="Título_20_2_20_Car"><text:span text:style-name="T8">Modes of Operation</text:span></text:span></text:p>
      <text:p text:style-name="P3"/>
      <text:p text:style-name="P11"><text:span text:style-name="T6">This tool has two modes of operation: active and listening. In active mode, the tool attacks a specific target, while in listening mode the tool listens to TCP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TCP segments are sent in response). If any “accept filter” is specified, incoming packets must match the specified filters in order for the tool to respond with TCP segments.</text:p>
      <text:p text:style-name="P3"/>
      <text:h text:style-name="P25" text:outline-level="2"><text:span text:style-name="T2">O</text:span><text:span text:style-name="T2">ptions</text:span></text:h>
      <text:p text:style-name="P3"/>
      <text:p text:style-name="P19">The tcp6 tool takes it parameters as command-line options. Each of the options can be specified with a short name (one character preceded with the hyphen character, as e.g. “-i”) or with a long name (a string preceded with two hyphen characters, as e.g. “--interface”).</text:p>
      <text:p text:style-name="P20"/>
      <text:p text:style-name="P20">If the tool is instructed to e.g. flood the victim with TCP segments from different sources (“--flood-sources” option), multiple packets may need to be generated. </text:p>
      <text:p text:style-name="P20"/>
      <text:p text:style-name="P21"><text:span text:style-name="T2">tcp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0"/>
      <text:p text:style-name="P20"/>
      <text:p text:style-name="P21"><text:span text:style-name="Codigo_20_Car">--interface</text:span><text:span text:style-name="T2">, </text:span><text:span text:style-name="Codigo_20_Car">-i</text:span></text:p>
      <text:p text:style-name="P20"/>
      <text:p text:style-name="P21"><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0"><text:soft-page-break/></text:p>
      <text:p text:style-name="P20"/>
      <text:p text:style-name="P21"><text:span text:style-name="Codigo_20_Car">--src-address</text:span><text:span text:style-name="T2">, </text:span><text:span text:style-name="Codigo_20_Car">-s</text:span></text:p>
      <text:p text:style-name="P20"/>
      <text:p text:style-name="P20">This option specifies the IPv6 source address (or IPv6 prefix) to be used for the Source Address of the attack packets.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When operating in “listening” mode, the Source Address is automatically set to the Destination Address of the incoming packet.</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4"/>
      <text:p text:style-name="P4"/>
      <text:p text:style-name="P8">--hop-limit, -A</text:p>
      <text:p text:style-name="P4"/>
      <text:p text:style-name="P17"><text:span text:style-name="Codigo_20_Car"><text:span text:style-name="T7">This option specifies the Hop Limit to be used for the IPv6 packets. It defaults to 255.</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oft-page-break/><text:span text:style-name="T2">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randomized.</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TCP segmen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1"><text:span text:style-name="Codigo_20_Car">--payload-size</text:span><text:span text:style-name="T2">, </text:span><text:span text:style-name="Codigo_20_Car">-P</text:span></text:p>
      <text:p text:style-name="P3"/>
      <text:p text:style-name="P3">This options specifies the size of the TCP payload. It defaults to 0 (i.e., empty TCP segments).</text:p>
      <text:p text:style-name="P3"><text:span text:style-name="Codigo_20_Car"/></text:p>
      <text:p text:style-name="P3"/>
      <text:p text:style-name="P11"><text:span text:style-name="Codigo_20_Car">--src-port</text:span><text:span text:style-name="T2">, </text:span><text:span text:style-name="Codigo_20_Car">-o</text:span></text:p>
      <text:p text:style-name="P3"/>
      <text:p text:style-name="P3">This option specifies the Source Port of the TCP segment.</text:p>
      <text:p text:style-name="P3"/>
      <text:p text:style-name="P3"/>
      <text:p text:style-name="P11"><text:span text:style-name="Codigo_20_Car">--dst-port</text:span><text:span text:style-name="T2">, </text:span><text:span text:style-name="Codigo_20_Car">-a</text:span></text:p>
      <text:p text:style-name="P3"/>
      <text:p text:style-name="P3">This option specifies the Destination Port of the TCP segment.</text:p>
      <text:p text:style-name="P3"/>
      <text:p text:style-name="P3"/>
      <text:p text:style-name="P11"><text:span text:style-name="Codigo_20_Car">--tcp-flags</text:span><text:span text:style-name="T2">, </text:span><text:span text:style-name="Codigo_20_Car">-X</text:span></text:p>
      <text:p text:style-name="P3"/>
      <text:p text:style-name="P3">This option is used to set specific the TCP flags. The flags are specified as “F” (FIN), “S” (SYN), “R” (RST), “P” (PSH), “A” (ACK), “U” (URG), “X” (no flags). </text:p>
      <text:p text:style-name="P3"/>
      <text:p text:style-name="P3"><text:soft-page-break/>If this option is not set, and the tool operates in listening mode, the flags of the generated TCP segments are automatically set as follows: TCP segments elicited by SYNs have both the SYN and ACK flags set. All other TCP segments have the ACK bit set.</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If left unspecified, the Sequence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segment. If left unspecified, the Acknowledgment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segment. If left unspecified, the Urgent Pointer is set to 0.</text:p>
      <text:p text:style-name="P3"/>
      <text:p text:style-name="P3"/>
      <text:p text:style-name="P11"><text:span text:style-name="Codigo_20_Car">--tcp-win</text:span><text:span text:style-name="T2">, </text:span><text:span text:style-name="Codigo_20_Car">-w</text:span></text:p>
      <text:p text:style-name="P3"/>
      <text:p text:style-name="P3">This option specifies the value of the TCP Window. If left unspecified, the Window is randomized.</text:p>
      <text:p text:style-name="P3"/>
      <text:p text:style-name="P3"/>
      <text:p text:style-name="P11"><text:span text:style-name="Codigo_20_Car">--not-ack-data</text:span><text:span text:style-name="T2">, </text:span><text:span text:style-name="Codigo_20_Car">-N</text:span></text:p>
      <text:p text:style-name="P3"/>
      <text:p text:style-name="P3">This option instructs tcp6 not to acknowledge the TCP payload of incoming segments (when operating in listening mode). </text:p>
      <text:p text:style-name="P3"/>
      <text:p text:style-name="P3">Note: By default, tcp6 will acknowledge both the payload and the flags of the incoming TCP segments.</text:p>
      <text:p text:style-name="P3"/>
      <text:p text:style-name="P3"/>
      <text:p text:style-name="P11"><text:span text:style-name="Codigo_20_Car">--not-ack-flags</text:span><text:span text:style-name="T2">, </text:span><text:span text:style-name="Codigo_20_Car">-f</text:span></text:p>
      <text:p text:style-name="P3"/>
      <text:p text:style-name="P3">This option instructs tcp6 not to acknowledge the TCP flags (SYN and/or FIN) of incoming segments (when operating in listening mode). </text:p>
      <text:p text:style-name="P3"><text:soft-page-break/></text:p>
      <text:p text:style-name="P3">Note: By default, tcp6 will acknowledge both the payload and the flags of the incoming TCP segments.</text:p>
      <text:p text:style-name="P3"/>
      <text:p text:style-name="P3"><text:span text:style-name="Codigo_20_Car"><text:span text:style-name="T2"/></text:span></text:p>
      <text:p text:style-name="P11"><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text:soft-page-break/>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TCP segments with different Source Addresses. The number of different source addresses is specified as “-F number”. The Source Address of each TCP segment is randomly selected from the prefix specified by the “-s” option. If the “-F” option is specified but the “-s” option is left unspecified, the Source Address of the packets is randomly selected from the prefix ::/0.</text:p>
      <text:p text:style-name="P3"/>
      <text:p text:style-name="P3"/>
      <text:p text:style-name="P18"><text:span text:style-name="Codigo_20_Car"><text:span text:style-name="T11">--flood-ports</text:span></text:span><text:span text:style-name="T6">, </text:span><text:span text:style-name="Codigo_20_Car"><text:span text:style-name="T11">-T</text:span></text:span></text:p>
      <text:p text:style-name="P15"/>
      <text:p text:style-name="P14">This option instructs the tool to send multiple TCP segments with different Source Ports. The number of different sources is specified as “-T number”. The Source Port of each TCP segment is randomly selected from the whole port number space (0-65535).</text:p>
      <text:p text:style-name="P3"/>
      <text:p text:style-name="P3"/>
      <text:p text:style-name="P17"><text:span text:style-name="Codigo_20_Car">--loop, -l</text:span></text:p>
      <text:p text:style-name="P14"/>
      <text:p text:style-name="P14">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TCP segments (when the “--loop” option is set). If left unspecified, it defaults to 1 second.</text:p>
      <text:p text:style-name="P3"/>
      <text:p text:style-name="P3"/>
      <text:p text:style-name="P11"><text:soft-page-break/><text:span text:style-name="Codigo_20_Car">--listen</text:span><text:span text:style-name="T2">, </text:span><text:span text:style-name="Codigo_20_Car">-L</text:span></text:p>
      <text:p text:style-name="P3"/>
      <text:p text:style-name="P3">This instructs the tcp6 tool to operate in listening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tcp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tcp6 tool. </text:p>
      <text:p text:style-name="P3"/>
      <text:h text:style-name="P26" text:outline-level="2">Examples</text:h>
      <text:h text:style-name="P27" text:outline-level="3">Example #1</text:h>
      <text:p text:style-name="P4"/>
      <text:p text:style-name="P22"># tcp6 -i eth0 -s fc00:1::/64 -d fc00:1::1 -a 22 -X S -F 100 -l -z 1 -v</text:p>
      <text:p text:style-name="P3"/>
      <text:p text:style-name="P3">In this example the tcp6 tool is essentially employed to perform a SYN-flood attack against port number 22 of the host fc00:1::1. The tool uses the network interface “eth0” (as specified by the “-i” option), and sends SYN segments (as specified by the “-X” option) from the prefix fc00:1::/64 (as specified by the “-s” option) to port 22 (specified by the “-a” option) at the destination address fc00:1::1 (specified by the “-d” option). The tool sends TCP segments from 100 different addresses (as specified by the “-F” option) every one second (as specified by the “-l” and “-z” options). The tool will be verbose (as specified by the “-v” option).</text:p>
      <text:h text:style-name="P27" text:outline-level="3">Example #2</text:h>
      <text:p text:style-name="P7"/>
      <text:p text:style-name="P23"># tcp6 -i eth0 -L -X RA -v</text:p>
      <text:p text:style-name="P12"/>
      <text:p text:style-name="P3">In this example, the tcp6 tool is employed to perform a TCP connection-reset attack against all <text:s/>active TCP connections in the local network. The tool listens (“-L”) on the interface eth0 (“-i eth0”), and responds to any TCP segments with a RST packet (with both the RST and ACK bits set). The tool will be verbose.</text:p>
      <text:p text:style-name="P3"/>
      <text:p text:style-name="P3"/>
      <text:p text:style-name="P9">Credits</text:p>
      <text:p text:style-name="P3"/>
      <text:p text:style-name="P3">The tcp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text:soft-page-break/></text:p>
      <text:h text:style-name="P26" text:outline-level="2">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8</text:page-number></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2-16T23:55:52</dc:date>
    <meta:print-date>2010-02-11T10:06:00</meta:print-date>
    <meta:editing-cycles>48</meta:editing-cycles>
    <meta:editing-duration>PT15H24M44S</meta:editing-duration>
    <meta:generator>LibreOffice/3.3$Linux LibreOffice_project/330m19$Build-401</meta:generator>
    <meta:document-statistic meta:table-count="0" meta:image-count="0" meta:object-count="0" meta:page-count="8" meta:paragraph-count="100" meta:word-count="2149" meta:character-count="12989"/>
    <meta:user-defined meta:name="Info 1"/>
    <meta:user-defined meta:name="Info 2"/>
    <meta:user-defined meta:name="Info 3"/>
    <meta:user-defined meta:name="Info 4"/>
  </office:meta>
</office:document-meta>
</file>